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7.066cm" fo:min-width="4.148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847cm" fo:min-width="4.19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7.348cm" fo:min-width="4.89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3.39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868cm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cm" svg:stroke-color="#000000" draw:marker-start-width="0.203cm" draw:marker-end-width="0.203cm" draw:fill-color="#666666" draw:textarea-horizontal-align="justify" draw:textarea-vertical-align="middle" draw:auto-grow-height="false" fo:min-height="0.835cm" fo:min-width="3.392cm" fo:padding-top="0.125cm" fo:padding-bottom="0.125cm" fo:padding-left="0.25cm" fo:padding-right="0.2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361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666666" draw:textarea-horizontal-align="justify" draw:textarea-vertical-align="middle" draw:auto-grow-height="false" fo:min-height="0.885cm" fo:min-width="2.729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666666"/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6cm" svg:height="7.874cm" svg:x="15.241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3.487cm" svg:x="20.998cm" svg:y="9.9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672cm" svg:height="7.874cm" svg:x="9.017cm" svg:y="5.5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7.95021961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064cm" svg:height="1.257cm" svg:x="9.8cm" svg:y="9.417cm">
          <text:p text:style-name="P2"><text:span text:style-name="T1">OpCBindScala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4.064cm" svg:height="1.257cm" svg:x="9.78cm" svg:y="11.541cm">
          <text:p text:style-name="P2"><text:span text:style-name="T1">OpMap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2.54cm" svg:height="1.257cm" svg:x="10.571cm" svg:y="7.226cm">
          <text:p text:style-name="P2"><text:span text:style-name="T1">Op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812cm" svg:y1="11.541cm" svg:x2="11.832cm" svg:y2="10.674cm" draw:start-shape="id1" draw:end-shape="id2" svg:d="M11812 11541l20-867" svg:viewBox="0 0 21 868">
          <text:p/>
        </draw:connector>
        <draw:connector draw:style-name="gr6" draw:text-style-name="P1" draw:layer="layout" draw:type="line" svg:x1="11.832cm" svg:y1="9.417cm" svg:x2="11.841cm" svg:y2="8.483cm" draw:start-shape="id2" draw:start-glue-point="0" draw:end-shape="id3" draw:end-glue-point="2" svg:d="M11832 9417l9-934" svg:viewBox="0 0 10 935">
          <text:p/>
        </draw:connector>
        <draw:custom-shape draw:style-name="gr7" draw:text-style-name="P4" xml:id="id4" draw:id="id4" draw:layer="layout" svg:width="4.064cm" svg:height="1.257cm" svg:x="12.565cm" svg:y="14.713cm">
          <text:p text:style-name="P2"><text:span text:style-name="T2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4.797cm" svg:y1="14.713cm" svg:x2="11.812cm" svg:y2="12.798cm" draw:end-shape="id1" draw:end-glue-point="2" svg:d="M14797 14713l-2985-1915" svg:viewBox="0 0 2986 1916">
          <text:p/>
        </draw:connector>
        <draw:custom-shape draw:style-name="gr4" draw:text-style-name="P3" xml:id="id5" draw:id="id5" draw:layer="layout" svg:width="4.064cm" svg:height="1.257cm" svg:x="21.467cm" svg:y="11.485cm">
          <text:p text:style-name="P2"><text:span text:style-name="T1">OpMap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4.597cm" svg:y1="14.713cm" svg:x2="23.499cm" svg:y2="12.742cm" draw:start-shape="id4" draw:start-glue-point="0" draw:end-shape="id5" draw:end-glue-point="2" svg:d="M14597 14713l8902-1971" svg:viewBox="0 0 8903 1972">
          <text:p/>
        </draw:connector>
        <draw:custom-shape draw:style-name="gr7" draw:text-style-name="P4" xml:id="id6" draw:id="id6" draw:layer="layout" svg:width="4.064cm" svg:height="1.257cm" svg:x="21.468cm" svg:y="9.385cm">
          <text:p text:style-name="P2"><text:span text:style-name="T2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23.499cm" svg:y1="11.485cm" svg:x2="23.5cm" svg:y2="10.642cm" draw:start-shape="id5" draw:start-glue-point="0" draw:end-shape="id6" draw:end-glue-point="2" svg:d="M23499 11485l1-843" svg:viewBox="0 0 2 844">
          <text:p/>
        </draw:connector>
        <draw:custom-shape draw:style-name="gr8" draw:text-style-name="P3" xml:id="id7" draw:id="id7" draw:layer="layout" svg:width="2.033cm" svg:height="1.257cm" svg:x="16.835cm" svg:y="7.237cm">
          <text:p text:style-name="P2"><text:span text:style-name="T1">OpA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7.833cm" svg:y1="9.417cm" svg:x2="17.851cm" svg:y2="8.494cm" draw:end-shape="id7" draw:end-glue-point="2" svg:d="M17833 9417l18-923" svg:viewBox="0 0 19 924">
          <text:p/>
        </draw:connector>
        <draw:connector draw:style-name="gr6" draw:text-style-name="P1" draw:layer="layout" draw:type="line" svg:x1="23.5cm" svg:y1="9.385cm" svg:x2="17.851cm" svg:y2="8.494cm" draw:end-shape="id7" draw:end-glue-point="2" svg:d="M23500 9385l-5649-891" svg:viewBox="0 0 5650 892">
          <text:p/>
        </draw:connector>
        <draw:custom-shape draw:style-name="gr7" draw:text-style-name="P4" xml:id="id9" draw:id="id9" draw:layer="layout" svg:width="4.064cm" svg:height="1.257cm" svg:x="15.814cm" svg:y="5.041cm">
          <text:p text:style-name="P2"><text:span text:style-name="T2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8" draw:id="id8" draw:layer="layout" svg:width="3.351cm" svg:height="1.257cm" svg:x="10.168cm" svg:y="5.041cm">
          <text:p text:style-name="P2"><text:span text:style-name="T2">Material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841cm" svg:y1="7.226cm" svg:x2="11.843cm" svg:y2="6.298cm" draw:start-shape="id3" draw:start-glue-point="0" draw:end-shape="id8" draw:end-glue-point="2" svg:d="M11841 7226l2-928" svg:viewBox="0 0 3 929">
          <text:p/>
        </draw:connector>
        <draw:connector draw:style-name="gr6" draw:text-style-name="P1" draw:layer="layout" draw:type="line" svg:x1="17.851cm" svg:y1="7.237cm" svg:x2="17.846cm" svg:y2="6.298cm" draw:start-shape="id7" draw:start-glue-point="0" draw:end-shape="id9" draw:end-glue-point="2" svg:d="M17851 7237l-5-939" svg:viewBox="0 0 6 940">
          <text:p/>
        </draw:connector>
        <draw:custom-shape draw:style-name="gr4" draw:text-style-name="P3" xml:id="id11" draw:id="id11" draw:layer="layout" svg:width="4.064cm" svg:height="1.257cm" svg:x="15.801cm" svg:y="9.417cm">
          <text:p text:style-name="P2"><text:span text:style-name="T1">OpCBindScala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4.064cm" svg:height="1.257cm" svg:x="15.781cm" svg:y="11.541cm">
          <text:p text:style-name="P2"><text:span text:style-name="T1">OpMap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7.813cm" svg:y1="11.541cm" svg:x2="17.833cm" svg:y2="10.674cm" draw:start-shape="id10" draw:end-shape="id11" svg:d="M17813 11541l20-867" svg:viewBox="0 0 21 868">
          <text:p/>
        </draw:connector>
        <draw:connector draw:style-name="gr6" draw:text-style-name="P1" draw:layer="layout" draw:type="line" svg:x1="14.597cm" svg:y1="14.713cm" svg:x2="17.813cm" svg:y2="12.798cm" draw:start-shape="id4" draw:start-glue-point="0" draw:end-shape="id10" draw:end-glue-point="2" svg:d="M14597 14713l3216-1915" svg:viewBox="0 0 3217 19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07:45:07.855344795</meta:creation-date>
    <dc:date>2016-08-25T23:24:17.160839446</dc:date>
    <meta:editing-duration>PT41M41S</meta:editing-duration>
    <meta:editing-cycles>7</meta:editing-cycles>
    <meta:generator>LibreOffice/5.0.6.2$Linux_X86_64 LibreOffice_project/00m0$Build-2</meta:generator>
    <meta:document-statistic meta:object-count="25"/>
  </office:meta>
</office:document-meta>
</file>